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886cm" svg:height="9cm" svg:x="4.559cm" svg:y="2.43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20.886cm" svg:height="9cm" svg:x="4.559cm" svg:y="2.43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20.886cm" svg:height="9cm" svg:x="4.559cm" svg:y="2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1:58:21.149359851</meta:creation-date>
    <dc:date>2016-04-05T15:39:29.130443396</dc:date>
    <meta:editing-duration>PT8M11S</meta:editing-duration>
    <meta:editing-cycles>5</meta:editing-cycles>
    <meta:generator>LibreOffice/5.0.5.2$Linux_X86_64 LibreOffice_project/0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54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7cm" svg:height="9.001cm" xlink:href="." xlink:type="simple" chart:class="chart:line" chart:style-name="ch1">
        <chart:title svg:x="4.221cm" svg:y="0.315cm" chart:style-name="ch2">
          <text:p>Graph of Amount of Data Sent and Received Against Distance</text:p>
        </chart:title>
        <chart:legend chart:legend-position="end" svg:x="14.145cm" svg:y="3.873cm" style:legend-expansion="high" chart:style-name="ch3"/>
        <chart:plot-area chart:style-name="ch4" chart:data-source-has-labels="both" svg:x="1.508cm" svg:y="1.434cm" svg:width="12.22cm" svg:height="6.326cm">
          <chartooo:coordinate-region svg:x="2.87cm" svg:y="1.673cm" svg:width="10.578cm" svg:height="5.361cm"/>
          <chart:axis chart:dimension="x" chart:name="primary-x" chart:style-name="ch5" chartooo:axis-type="auto">
            <chartooo:date-scale/>
            <chart:title svg:x="6.423cm" svg:y="7.94cm" chart:style-name="ch6">
              <text:p>Time (Second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6.295cm" chart:style-name="ch7">
              <text:p>Amount of Data (bytes)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Received By Sender (bytes)</text:p>
              </table:table-cell>
              <table:table-cell office:value-type="string">
                <text:p>Data Received By Receiver (bytes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2609">
                <text:p>2609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090">
                <text:p>26090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6962">
                <text:p>46962</text:p>
              </table:table-cell>
              <table:table-cell office:value-type="float" office:value="46962">
                <text:p>46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443">
                <text:p>70443</text:p>
              </table:table-cell>
              <table:table-cell office:value-type="float" office:value="70443">
                <text:p>704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488">
                <text:p>83488</text:p>
              </table:table-cell>
              <table:table-cell office:value-type="float" office:value="83488">
                <text:p>834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0450">
                <text:p>130450</text:p>
              </table:table-cell>
              <table:table-cell office:value-type="float" office:value="130450">
                <text:p>1304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0886">
                <text:p>140886</text:p>
              </table:table-cell>
              <table:table-cell office:value-type="float" office:value="140886">
                <text:p>140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2630">
                <text:p>182630</text:p>
              </table:table-cell>
              <table:table-cell office:value-type="float" office:value="182630">
                <text:p>1826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7848">
                <text:p>187848</text:p>
              </table:table-cell>
              <table:table-cell office:value-type="float" office:value="187848">
                <text:p>1878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1329">
                <text:p>211329</text:p>
              </table:table-cell>
              <table:table-cell office:value-type="float" office:value="211329">
                <text:p>2113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8720">
                <text:p>208720</text:p>
              </table:table-cell>
              <table:table-cell office:value-type="float" office:value="208720">
                <text:p>208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54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7cm" svg:height="9.001cm" xlink:href="." xlink:type="simple" chart:class="chart:line" chart:style-name="ch1">
        <chart:title svg:x="4.221cm" svg:y="0.315cm" chart:style-name="ch2">
          <text:p>Graph of Amount of Data Sent and Received Against Distance</text:p>
        </chart:title>
        <chart:legend chart:legend-position="end" svg:x="14.093cm" svg:y="3.873cm" style:legend-expansion="high" chart:style-name="ch3"/>
        <chart:plot-area chart:style-name="ch4" chart:data-source-has-labels="both" svg:x="1.508cm" svg:y="1.434cm" svg:width="12.168cm" svg:height="6.326cm">
          <chartooo:coordinate-region svg:x="2.87cm" svg:y="1.673cm" svg:width="10.527cm" svg:height="5.361cm"/>
          <chart:axis chart:dimension="x" chart:name="primary-x" chart:style-name="ch5" chartooo:axis-type="auto">
            <chartooo:date-scale/>
            <chart:title svg:x="6.397cm" svg:y="7.94cm" chart:style-name="ch6">
              <text:p>Time (Second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6.308cm" chart:style-name="ch7">
              <text:p>Amount of Data (Bytes)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Received By Sender (Bytes)</text:p>
              </table:table-cell>
              <table:table-cell office:value-type="string">
                <text:p>Data Received By Receiver (Bytes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2609">
                <text:p>2609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090">
                <text:p>26090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6962">
                <text:p>46962</text:p>
              </table:table-cell>
              <table:table-cell office:value-type="float" office:value="46962">
                <text:p>46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443">
                <text:p>70443</text:p>
              </table:table-cell>
              <table:table-cell office:value-type="float" office:value="70443">
                <text:p>704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488">
                <text:p>83488</text:p>
              </table:table-cell>
              <table:table-cell office:value-type="float" office:value="83488">
                <text:p>834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0450">
                <text:p>130450</text:p>
              </table:table-cell>
              <table:table-cell office:value-type="float" office:value="130450">
                <text:p>1304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0886">
                <text:p>140886</text:p>
              </table:table-cell>
              <table:table-cell office:value-type="float" office:value="140886">
                <text:p>140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2630">
                <text:p>182630</text:p>
              </table:table-cell>
              <table:table-cell office:value-type="float" office:value="182630">
                <text:p>1826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7848">
                <text:p>187848</text:p>
              </table:table-cell>
              <table:table-cell office:value-type="float" office:value="187848">
                <text:p>1878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1329">
                <text:p>211329</text:p>
              </table:table-cell>
              <table:table-cell office:value-type="float" office:value="211329">
                <text:p>2113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8720">
                <text:p>208720</text:p>
              </table:table-cell>
              <table:table-cell office:value-type="float" office:value="208720">
                <text:p>208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54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7cm" svg:height="9.001cm" xlink:href="." xlink:type="simple" chart:class="chart:line" chart:style-name="ch1">
        <chart:title svg:x="4.221cm" svg:y="0.315cm" chart:style-name="ch2">
          <text:p>Graph of Amount of Data Sent and Received Against Distance</text:p>
        </chart:title>
        <chart:legend chart:legend-position="end" svg:x="14.093cm" svg:y="3.873cm" style:legend-expansion="high" chart:style-name="ch3"/>
        <chart:plot-area chart:style-name="ch4" chart:data-source-has-labels="both" svg:x="1.508cm" svg:y="1.434cm" svg:width="12.168cm" svg:height="6.326cm">
          <chartooo:coordinate-region svg:x="2.87cm" svg:y="1.673cm" svg:width="10.527cm" svg:height="5.361cm"/>
          <chart:axis chart:dimension="x" chart:name="primary-x" chart:style-name="ch5" chartooo:axis-type="auto">
            <chartooo:date-scale/>
            <chart:title svg:x="6.397cm" svg:y="7.94cm" chart:style-name="ch6">
              <text:p>Time (Second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6.308cm" chart:style-name="ch7">
              <text:p>Amount of Data (Bytes)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Sent From Sender (Bytes)</text:p>
              </table:table-cell>
              <table:table-cell office:value-type="string">
                <text:p>Data Received By Receiver (Bytes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2609">
                <text:p>2609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090">
                <text:p>26090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6962">
                <text:p>46962</text:p>
              </table:table-cell>
              <table:table-cell office:value-type="float" office:value="46962">
                <text:p>46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443">
                <text:p>70443</text:p>
              </table:table-cell>
              <table:table-cell office:value-type="float" office:value="70443">
                <text:p>704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488">
                <text:p>83488</text:p>
              </table:table-cell>
              <table:table-cell office:value-type="float" office:value="83488">
                <text:p>834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0450">
                <text:p>130450</text:p>
              </table:table-cell>
              <table:table-cell office:value-type="float" office:value="130450">
                <text:p>1304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0886">
                <text:p>140886</text:p>
              </table:table-cell>
              <table:table-cell office:value-type="float" office:value="140886">
                <text:p>140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2630">
                <text:p>182630</text:p>
              </table:table-cell>
              <table:table-cell office:value-type="float" office:value="182630">
                <text:p>1826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7848">
                <text:p>187848</text:p>
              </table:table-cell>
              <table:table-cell office:value-type="float" office:value="187848">
                <text:p>1878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1329">
                <text:p>211329</text:p>
              </table:table-cell>
              <table:table-cell office:value-type="float" office:value="211329">
                <text:p>2113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8720">
                <text:p>208720</text:p>
              </table:table-cell>
              <table:table-cell office:value-type="float" office:value="208720">
                <text:p>208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